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3.61pt"/>
    </style:style>
    <style:style style:name="co3" style:family="table-column">
      <style:table-column-properties fo:break-before="auto" style:column-width="102.64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2.41pt double #000000" style:border-line-width="0.6pt 0.6pt 1.19pt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2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size="14pt" style:font-size-asian="14pt" style:font-size-complex="14pt"/>
    </style:style>
    <style:style style:name="ce4" style:family="table-cell" style:parent-style-name="Default">
      <style:table-cell-properties fo:wrap-option="no-wrap" fo:border="2.41pt double #000000" style:border-line-width="0.6pt 0.6pt 1.19pt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Item 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erchan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ongswor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hort-sword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rossbow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-crossbow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agg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andax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ACK MARKET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Warhamm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LACK MARKET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ac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LACK MARKET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cimita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ACK MARKET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olts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rrows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op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Tinderbox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ess Ki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ante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Firewood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rowba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Holy Symbol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LACK MARKET</text:p>
          </table:table-cell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Spellbook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LACK MARKET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Food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Bone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BLACK MARKET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crap Metal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LACK MARKET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L-armo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-armor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H-armor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Clothes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Currency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Backpac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<text:s/>1m FlexTape</text:p>
          </table:table-cell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BLACK MARKET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Filled Canteen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1">00/00/0000</text:date>, <text:time style:data-style-name="N2" text:time-value="19:53:39.24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14:59:27.182000000</meta:creation-date>
    <dc:date>2018-08-01T19:56:07.102000000</dc:date>
    <meta:editing-duration>PT1H7M46S</meta:editing-duration>
    <meta:editing-cycles>9</meta:editing-cycles>
    <meta:generator>LibreOffice/5.0.1.2$Windows_x86 LibreOffice_project/81898c9f5c0d43f3473ba111d7b351050be20261</meta:generator>
    <meta:document-statistic meta:table-count="1" meta:cell-count="103" meta:object-count="0"/>
  </office:meta>
</office:document-meta>
</file>